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JwtzLFuwjAQgOF3udlDmzhJ8dqtSLQViMJkOecztWxi95wAEeLdK6Gsv/T9dzCIVMouBRpAAa3q1qJFWTkpjcO3vu06h9RWrlohNk5K6pr+BQRkThdviRd6X056XFan36Q3W7zU79uYj+FYt58fcf9zkHMZ16+bJpf6e/r6CyDgSfQ4ZwIFPRkmBgEF0zMYe/aDylMfPepAs2AyViU+CaacxFSIFZ2Nj+KaOLiYriCAbtkzFW1GUMMU4+PxDyxgUUc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_64 LibreOffice_project/f82ddfca21ebc1e222a662a32b25c0c9d20169ee</meta:generator>
    <dc:date>2024-02-17T20:21:04.372000000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260" meta:non-whitespace-character-count="260"/>
  </office:meta>
</office:document-meta>
</file>